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5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1.9882in"/>
    </style:style>
    <style:style style:name="co7" style:family="table-column">
      <style:table-column-properties fo:break-before="auto" style:column-width="0.939in"/>
    </style:style>
    <style:style style:name="co8" style:family="table-column">
      <style:table-column-properties fo:break-before="auto" style:column-width="0.9283in"/>
    </style:style>
    <style:style style:name="co9" style:family="table-column">
      <style:table-column-properties fo:break-before="auto" style:column-width="2.9602in"/>
    </style:style>
    <style:style style:name="co10" style:family="table-column">
      <style:table-column-properties fo:break-before="auto" style:column-width="1.2126in"/>
    </style:style>
    <style:style style:name="co11" style:family="table-column">
      <style:table-column-properties fo:break-before="auto" style:column-width="2.1736in"/>
    </style:style>
    <style:style style:name="co12" style:family="table-column">
      <style:table-column-properties fo:break-before="auto" style:column-width="1.411in"/>
    </style:style>
    <style:style style:name="co13" style:family="table-column">
      <style:table-column-properties fo:break-before="auto" style:column-width="0.9173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1.5508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YER_T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OW NAME</text:p>
          </table:table-cell>
          <table:table-cell office:value-type="string">
            <text:p>TYPE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KEY(ID)</text:p>
          </table:table-cell>
          <table:table-cell office:value-type="string">
            <text:p>INT(10)</text:p>
          </table:table-cell>
          <table:table-cell office:value-type="string">
            <text:p>MUST BE UNIQUE- PREFER AUTO-INC</text:p>
          </table:table-cell>
        </table:table-row>
        <table:table-row table:style-name="ro1">
          <table:table-cell office:value-type="string">
            <text:p>FIRST NAME</text:p>
          </table:table-cell>
          <table:table-cell office:value-type="string">
            <text:p>VARCHAR(20)</text:p>
          </table:table-cell>
          <table:table-cell/>
        </table:table-row>
        <table:table-row table:style-name="ro1">
          <table:table-cell office:value-type="string">
            <text:p>LAST NAME</text:p>
          </table:table-cell>
          <table:table-cell office:value-type="string">
            <text:p>VARCHAR(20)</text:p>
          </table:table-cell>
          <table:table-cell/>
        </table:table-row>
        <table:table-row table:style-name="ro1">
          <table:table-cell office:value-type="string">
            <text:p>MI</text:p>
          </table:table-cell>
          <table:table-cell office:value-type="string">
            <text:p>VARCHAR(2)</text:p>
          </table:table-cell>
          <table:table-cell/>
        </table:table-row>
        <table:table-row table:style-name="ro1">
          <table:table-cell office:value-type="string">
            <text:p>PLAYER CONTRACT</text:p>
          </table:table-cell>
          <table:table-cell/>
          <table:table-cell office:value-type="string">
            <text:p>LINKS TO PDF FILE</text:p>
          </table:table-cell>
        </table:table-row>
        <table:table-row table:style-name="ro1">
          <table:table-cell office:value-type="string">
            <text:p>POSITION</text:p>
          </table:table-cell>
          <table:table-cell office:value-type="string">
            <text:p>BIT MASK</text:p>
          </table:table-cell>
          <table:table-cell office:value-type="string">
            <text:p>[OS,M,S,OPP,LIB,CAPT,SUB]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ENUM</text:p>
          </table:table-cell>
          <table:table-cell office:value-type="string">
            <text:p>PENDING, ACTIVE, INACTIVE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INT(10)</text:p>
          </table:table-cell>
          <table:table-cell office:value-type="string">
            <text:p>LINKS TO TEAM KEY</text:p>
          </table:table-cell>
        </table:table-row>
        <table:table-row table:style-name="ro1">
          <table:table-cell office:value-type="string">
            <text:p>CONTACT NUMBER</text:p>
          </table:table-cell>
          <table:table-cell office:value-type="string">
            <text:p>VARCHAR(10)</text:p>
          </table:table-cell>
          <table:table-cell office:value-type="string">
            <text:p>PUCTUATION MANAGED BY APP</text:p>
          </table:table-cell>
        </table:table-row>
        <table:table-row table:style-name="ro1">
          <table:table-cell office:value-type="string">
            <text:p>PRIVATE</text:p>
          </table:table-cell>
          <table:table-cell office:value-type="string">
            <text:p>BOOL</text:p>
          </table:table-cell>
          <table:table-cell office:value-type="string">
            <text:p>MUST BE PUBLIC FOR CAPT</text:p>
          </table:table-cell>
        </table:table-row>
      </table:table>
      <table:table table:name="ROSTER_TABLE" table:style-name="ta1" table:print="false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PRIMARY KEY</text:p>
          </table:table-cell>
        </table:table-row>
        <table:table-row table:style-name="ro1">
          <table:table-cell office:value-type="string">
            <text:p>TEAM NAME</text:p>
          </table:table-cell>
          <table:table-cell office:value-type="string">
            <text:p>TEXT(20)</text:p>
          </table:table-cell>
          <table:table-cell/>
        </table:table-row>
        <table:table-row table:style-name="ro1">
          <table:table-cell office:value-type="string">
            <text:p>DIVISION</text:p>
          </table:table-cell>
          <table:table-cell office:value-type="string">
            <text:p>INT(10)</text:p>
          </table:table-cell>
          <table:table-cell office:value-type="string">
            <text:p>LINK TO DIVISION</text:p>
          </table:table-cell>
        </table:table-row>
        <table:table-row table:style-name="ro1">
          <table:table-cell office:value-type="string">
            <text:p>WINS</text:p>
          </table:table-cell>
          <table:table-cell office:value-type="string">
            <text:p>INT:0</text:p>
          </table:table-cell>
          <table:table-cell/>
        </table:table-row>
        <table:table-row table:style-name="ro1">
          <table:table-cell office:value-type="string">
            <text:p>LOSSES</text:p>
          </table:table-cell>
          <table:table-cell office:value-type="string">
            <text:p>INT:0</text:p>
          </table:table-cell>
          <table:table-cell/>
        </table:table-row>
        <table:table-row table:style-name="ro1">
          <table:table-cell office:value-type="string">
            <text:p>CAPTAIN</text:p>
          </table:table-cell>
          <table:table-cell office:value-type="string">
            <text:p>INT(10)</text:p>
          </table:table-cell>
          <table:table-cell office:value-type="string">
            <text:p>LINK TO CAPTAINS FILE</text:p>
          </table:table-cell>
        </table:table-row>
      </table:table>
      <table:table table:name="USER_TABL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AUTO-INC</text:p>
          </table:table-cell>
          <table:table-cell/>
        </table:table-row>
        <table:table-row table:style-name="ro1">
          <table:table-cell office:value-type="string">
            <text:p>KEY</text:p>
          </table:table-cell>
          <table:table-cell table:number-columns-repeated="2"/>
        </table:table-row>
        <table:table-row table:style-name="ro1">
          <table:table-cell office:value-type="string">
            <text:p>PRIVILEDGE</text:p>
          </table:table-cell>
          <table:table-cell office:value-type="string">
            <text:p>ENUM</text:p>
          </table:table-cell>
          <table:table-cell office:value-type="string">
            <text:p>[SUPER ADMIN, ADMIN, CAPT, PLAYER,FREE_AGENT]</text:p>
          </table:table-cell>
        </table:table-row>
        <table:table-row table:style-name="ro1">
          <table:table-cell office:value-type="string">
            <text:p>USERNAME</text:p>
          </table:table-cell>
          <table:table-cell office:value-type="string">
            <text:p>TEXT(20)</text:p>
          </table:table-cell>
          <table:table-cell/>
        </table:table-row>
        <table:table-row table:style-name="ro1">
          <table:table-cell office:value-type="string">
            <text:p>PASS</text:p>
          </table:table-cell>
          <table:table-cell office:value-type="string">
            <text:p>TEXT(20)</text:p>
          </table:table-cell>
          <table:table-cell/>
        </table:table-row>
        <table:table-row table:style-name="ro1">
          <table:table-cell office:value-type="string">
            <text:p>PLAYER</text:p>
          </table:table-cell>
          <table:table-cell office:value-type="string">
            <text:p><text:s/></text:p>
          </table:table-cell>
          <table:table-cell office:value-type="string">
            <text:p>LINKS TO PLAYER FILE OF THIS USER—NULL FOR NON PLAYER</text:p>
          </table:table-cell>
        </table:table-row>
      </table:table>
      <table:table table:name="SCHEDULE" table:style-name="ta1" table:print="false"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INT (10)</text:p>
          </table:table-cell>
          <table:table-cell office:value-type="string">
            <text:p>PRIMARY KEY</text:p>
          </table:table-cell>
        </table:table-row>
        <table:table-row table:style-name="ro1">
          <table:table-cell office:value-type="string">
            <text:p>LEAGUE</text:p>
          </table:table-cell>
          <table:table-cell office:value-type="string">
            <text:p>INT(10)</text:p>
          </table:table-cell>
          <table:table-cell office:value-type="string">
            <text:p>LINK TO DIVISION[ID]</text:p>
          </table:table-cell>
        </table:table-row>
        <table:table-row table:style-name="ro1">
          <table:table-cell table:number-columns-repeated="2" office:value-type="string">
            <text:p>DATE</text:p>
          </table:table-cell>
          <table:table-cell/>
        </table:table-row>
        <table:table-row table:style-name="ro1">
          <table:table-cell table:number-columns-repeated="2" office:value-type="string">
            <text:p>TIME</text:p>
          </table:table-cell>
          <table:table-cell/>
        </table:table-row>
        <table:table-row table:style-name="ro1">
          <table:table-cell office:value-type="string">
            <text:p>LOCATION</text:p>
          </table:table-cell>
          <table:table-cell office:value-type="string">
            <text:p>TEXT(20)</text:p>
          </table:table-cell>
          <table:table-cell/>
        </table:table-row>
        <table:table-row table:style-name="ro1">
          <table:table-cell office:value-type="string">
            <text:p>COURT</text:p>
          </table:table-cell>
          <table:table-cell office:value-type="string">
            <text:p>INT (1)</text:p>
          </table:table-cell>
          <table:table-cell/>
        </table:table-row>
        <table:table-row table:style-name="ro1">
          <table:table-cell office:value-type="string">
            <text:p>MATCH</text:p>
          </table:table-cell>
          <table:table-cell office:value-type="string">
            <text:p>INT(10)</text:p>
          </table:table-cell>
          <table:table-cell office:value-type="string">
            <text:p>LINKS TO MATCH[ID]</text:p>
          </table:table-cell>
        </table:table-row>
      </table:table>
      <table:table table:name="GAMES" table:style-name="ta1" table:print="false"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PRIMARY KEY</text:p>
          </table:table-cell>
        </table:table-row>
        <table:table-row table:style-name="ro1">
          <table:table-cell office:value-type="string">
            <text:p>MATCHID</text:p>
          </table:table-cell>
          <table:table-cell office:value-type="string">
            <text:p>INT(10)</text:p>
          </table:table-cell>
          <table:table-cell office:value-type="string">
            <text:p>LINKS TO MATCH[ID]</text:p>
          </table:table-cell>
        </table:table-row>
        <table:table-row table:style-name="ro1">
          <table:table-cell office:value-type="string">
            <text:p>HOMETEAM </text:p>
          </table:table-cell>
          <table:table-cell office:value-type="string">
            <text:p>INT(10)</text:p>
          </table:table-cell>
          <table:table-cell office:value-type="string">
            <text:p>LINKS TO TEAM[ID]</text:p>
          </table:table-cell>
        </table:table-row>
        <table:table-row table:style-name="ro1">
          <table:table-cell office:value-type="string">
            <text:p>AWAYTEAM</text:p>
          </table:table-cell>
          <table:table-cell office:value-type="string">
            <text:p>INT(10)</text:p>
          </table:table-cell>
          <table:table-cell office:value-type="string">
            <text:p>LINKS TO TEAM[ID]</text:p>
          </table:table-cell>
        </table:table-row>
        <table:table-row table:style-name="ro1">
          <table:table-cell office:value-type="string">
            <text:p>HOMESCORE</text:p>
          </table:table-cell>
          <table:table-cell office:value-type="string">
            <text:p>INT </text:p>
          </table:table-cell>
          <table:table-cell office:value-type="string">
            <text:p>DEFAULT 0</text:p>
          </table:table-cell>
        </table:table-row>
        <table:table-row table:style-name="ro1">
          <table:table-cell office:value-type="string">
            <text:p>AWAYSCORE INT</text:p>
          </table:table-cell>
          <table:table-cell/>
          <table:table-cell office:value-type="string">
            <text:p>DEFAULT 0</text:p>
          </table:table-cell>
        </table:table-row>
      </table:table>
      <table:table table:name="MATCH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PRIMARY KEY</text:p>
          </table:table-cell>
        </table:table-row>
        <table:table-row table:style-name="ro1">
          <table:table-cell office:value-type="string">
            <text:p>VENUE</text:p>
          </table:table-cell>
          <table:table-cell office:value-type="string">
            <text:p>VARCHAR</text:p>
          </table:table-cell>
          <table:table-cell office:value-type="string">
            <text:p>LOCATION NAME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string">
            <text:p>VARCHAR</text:p>
          </table:table-cell>
          <table:table-cell office:value-type="string">
            <text:p>DATE FORMAT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string">
            <text:p>VARCHAR</text:p>
          </table:table-cell>
          <table:table-cell office:value-type="string">
            <text:p>STARTING TIME</text:p>
          </table:table-cell>
        </table:table-row>
        <table:table-row table:style-name="ro1">
          <table:table-cell office:value-type="string">
            <text:p>HOMETEAM</text:p>
          </table:table-cell>
          <table:table-cell office:value-type="string">
            <text:p>INT(10)</text:p>
          </table:table-cell>
          <table:table-cell office:value-type="string">
            <text:p>LINKS TO TEAM[ID]</text:p>
          </table:table-cell>
        </table:table-row>
        <table:table-row table:style-name="ro1">
          <table:table-cell office:value-type="string">
            <text:p>AWAYTEAM</text:p>
          </table:table-cell>
          <table:table-cell office:value-type="string">
            <text:p>INT(10)</text:p>
          </table:table-cell>
          <table:table-cell office:value-type="string">
            <text:p>LINKS TO TEAM[ID]</text:p>
          </table:table-cell>
        </table:table-row>
      </table:table>
      <table:table table:name="DIVISION TABLE" table:style-name="ta1" table:print="false"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row table:style-name="ro1">
          <table:table-cell office:value-type="string">
            <text:p>Column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INT(10) </text:p>
          </table:table-cell>
          <table:table-cell office:value-type="string">
            <text:p>PRIMARY KEY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20)</text:p>
          </table:table-cell>
          <table:table-cell/>
        </table:table-row>
        <table:table-row table:style-name="ro1">
          <table:table-cell office:value-type="string">
            <text:p>FORMAT</text:p>
          </table:table-cell>
          <table:table-cell office:value-type="string">
            <text:p>ENUM</text:p>
          </table:table-cell>
          <table:table-cell office:value-type="string">
            <text:p>[MENS, WOMENS, COED]</text:p>
          </table:table-cell>
        </table:table-row>
        <table:table-row table:style-name="ro1">
          <table:table-cell office:value-type="string">
            <text:p>COMPOSITION</text:p>
          </table:table-cell>
          <table:table-cell office:value-type="string">
            <text:p>ENUM</text:p>
          </table:table-cell>
          <table:table-cell office:value-type="string">
            <text:p>[SIXES,FOURS,DOUBLES]</text:p>
          </table:table-cell>
        </table:table-row>
        <table:table-row table:style-name="ro1">
          <table:table-cell office:value-type="string">
            <text:p>VENUE</text:p>
          </table:table-cell>
          <table:table-cell office:value-type="string">
            <text:p>ENUM</text:p>
          </table:table-cell>
          <table:table-cell office:value-type="string">
            <text:p>[INDOOR, GRASS, SAND]</text:p>
          </table:table-cell>
        </table:table-row>
        <table:table-row table:style-name="ro1">
          <table:table-cell office:value-type="string">
            <text:p>ABILITY</text:p>
          </table:table-cell>
          <table:table-cell office:value-type="string">
            <text:p>ENUM</text:p>
          </table:table-cell>
          <table:table-cell office:value-type="string">
            <text:p>[OPEN, AA, A, B, BB, C]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string">
            <text:p>ENUM</text:p>
          </table:table-cell>
          <table:table-cell office:value-type="string">
            <text:p>[{day of week enum}]</text:p>
          </table:table-cell>
        </table:table-row>
        <table:table-row table:style-name="ro1">
          <table:table-cell office:value-type="string">
            <text:p>SEASON</text:p>
          </table:table-cell>
          <table:table-cell office:value-type="string">
            <text:p>ENUM </text:p>
          </table:table-cell>
          <table:table-cell office:value-type="string">
            <text:p>[WINTER, SPRING, SUMMER, FALL]</text:p>
          </table:table-cell>
        </table:table-row>
        <table:table-row table:style-name="ro1">
          <table:table-cell office:value-type="string">
            <text:p>STAR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URATION</text:p>
          </table:table-cell>
          <table:table-cell office:value-type="string">
            <text:p>INT</text:p>
          </table:table-cell>
          <table:table-cell office:value-type="string">
            <text:p># OF WEEKS</text:p>
          </table:table-cell>
        </table:table-row>
        <table:table-row table:style-name="ro1">
          <table:table-cell office:value-type="string">
            <text:p>SCORING</text:p>
          </table:table-cell>
          <table:table-cell office:value-type="string">
            <text:p>VARCHAR(30)</text:p>
          </table:table-cell>
          <table:table-cell office:value-type="string">
            <text:p>SCORING RULES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03/22/2012</text:date>, <text:time>02:2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6M46S</meta:editing-duration>
    <meta:editing-cycles>7</meta:editing-cycles>
    <meta:generator>OpenOffice.org/3.3$Win32 OpenOffice.org_project/330m20$Build-9567</meta:generator>
    <dc:date>2012-03-22T02:22:19.18</dc:date>
    <dc:creator>Richard Ronan</dc:creator>
    <meta:document-statistic meta:table-count="7" meta:cell-count="140" meta:object-count="0"/>
    <meta:user-defined meta:name="Info 1"/>
    <meta:user-defined meta:name="Info 2"/>
    <meta:user-defined meta:name="Info 3"/>
    <meta:user-defined meta:name="Info 4"/>
  </office:meta>
</office:document-meta>
</file>